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F00000128E968A8A929B38DB4.png" manifest:media-type="image/png"/>
  <manifest:file-entry manifest:full-path="Pictures/10000001000002210000012B22C89B2C23B9D700.png" manifest:media-type="image/png"/>
  <manifest:file-entry manifest:full-path="Pictures/10000001000002230000012135147A806E5BBB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c1f0" officeooo:paragraph-rsid="0010c1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898cm" svg:y="0.796cm" svg:width="14.792cm" svg:height="7.832cm" draw:z-index="0"><draw:image xlink:href="Pictures/100000010000022F00000128E968A8A929B38DB4.png" xlink:type="simple" xlink:show="embed" xlink:actuate="onLoad" draw:mime-type="image/png"/></draw:frame>Libros:</text:p>
      <text:p text:style-name="P1"/>
      <text:p text:style-name="P1">Peliculas:</text:p>
      <text:p text:style-name="P1"/>
      <text:p text:style-name="P1"><draw:frame draw:style-name="fr2" draw:name="Imagen2" text:anchor-type="char" svg:width="14.422cm" svg:height="7.913cm" draw:z-index="1"><draw:image xlink:href="Pictures/10000001000002210000012B22C89B2C23B9D700.png" xlink:type="simple" xlink:show="embed" xlink:actuate="onLoad" draw:mime-type="image/png"/></draw:frame></text:p>
      <text:p text:style-name="P1">Discos<draw:frame draw:style-name="fr1" draw:name="Imagen3" text:anchor-type="char" svg:x="1.145cm" svg:y="0.644cm" svg:width="14.002cm" svg:height="7.396cm" draw:z-index="2"><draw:image xlink:href="Pictures/10000001000002230000012135147A806E5BBB20.png" xlink:type="simple" xlink:show="embed" xlink:actuate="onLoad" draw:mime-type="image/png"/></draw:frame>: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11:09:55.103000000</dc:date>
    <meta:editing-duration>PT27M37S</meta:editing-duration>
    <meta:editing-cycles>2</meta:editing-cycles>
    <meta:generator>LibreOffice/7.2.1.2$Windows_X86_64 LibreOffice_project/87b77fad49947c1441b67c559c339af8f3517e22</meta:generator>
    <meta:document-statistic meta:table-count="0" meta:image-count="3" meta:object-count="0" meta:page-count="2" meta:paragraph-count="3" meta:word-count="3" meta:character-count="24" meta:non-whitespace-character-count="24"/>
  </office:meta>
</office:document-meta>
</file>